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071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3673in"/>
    </style:style>
    <style:style style:name="co5" style:family="table-column">
      <style:table-column-properties fo:break-before="auto" style:column-width="1.0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ean_Distance_from_Parent_(km)</text:p>
          </table:table-cell>
          <table:table-cell office:value-type="string">
            <text:p>Sidereal_Period_(Days)</text:p>
          </table:table-cell>
          <table:table-cell office:value-type="string">
            <text:p>Orbital_Eccentricity</text:p>
          </table:table-cell>
          <table:table-cell office:value-type="string">
            <text:p>Diameter_(km)</text:p>
          </table:table-cell>
        </table:table-row>
        <table:table-row table:style-name="ro1">
          <table:table-cell office:value-type="string">
            <text:p>Moon</text:p>
          </table:table-cell>
          <table:table-cell office:value-type="float" office:value="384400">
            <text:p>384400</text:p>
          </table:table-cell>
          <table:table-cell office:value-type="float" office:value="27.322">
            <text:p>27.322</text:p>
          </table:table-cell>
          <table:table-cell office:value-type="float" office:value="0.055">
            <text:p>0.055</text:p>
          </table:table-cell>
          <table:table-cell office:value-type="float" office:value="3467">
            <text:p>3467</text:p>
          </table:table-cell>
        </table:table-row>
        <table:table-row table:style-name="ro1">
          <table:table-cell office:value-type="string">
            <text:p>Phobos</text:p>
          </table:table-cell>
          <table:table-cell office:value-type="float" office:value="9380">
            <text:p>9380</text:p>
          </table:table-cell>
          <table:table-cell office:value-type="float" office:value="0.319">
            <text:p>0.319</text:p>
          </table:table-cell>
          <table:table-cell office:value-type="float" office:value="0.015">
            <text:p>0.015</text:p>
          </table:table-cell>
          <table:table-cell office:value-type="float" office:value="22.533">
            <text:p>22.533</text:p>
          </table:table-cell>
        </table:table-row>
        <table:table-row table:style-name="ro1">
          <table:table-cell office:value-type="string">
            <text:p>Diemos</text:p>
          </table:table-cell>
          <table:table-cell office:value-type="float" office:value="23460">
            <text:p>23460</text:p>
          </table:table-cell>
          <table:table-cell office:value-type="float" office:value="1.263">
            <text:p>1.263</text:p>
          </table:table-cell>
          <table:table-cell office:value-type="float" office:value="0.001">
            <text:p>0.001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string">
            <text:p>Almalthea</text:p>
          </table:table-cell>
          <table:table-cell office:value-type="float" office:value="181300">
            <text:p>181300</text:p>
          </table:table-cell>
          <table:table-cell office:value-type="float" office:value="0.498">
            <text:p>0.498</text:p>
          </table:table-cell>
          <table:table-cell office:value-type="float" office:value="0.003">
            <text:p>0.003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Io</text:p>
          </table:table-cell>
          <table:table-cell office:value-type="float" office:value="421600">
            <text:p>421600</text:p>
          </table:table-cell>
          <table:table-cell office:value-type="float" office:value="1.769">
            <text:p>1.769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</table:table-row>
        <table:table-row table:style-name="ro1">
          <table:table-cell office:value-type="string">
            <text:p>Europa</text:p>
          </table:table-cell>
          <table:table-cell office:value-type="float" office:value="370900">
            <text:p>370900</text:p>
          </table:table-cell>
          <table:table-cell office:value-type="float" office:value="3.551">
            <text:p>3.551</text:p>
          </table:table-cell>
          <table:table-cell office:value-type="float" office:value="0">
            <text:p>0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office:value-type="string">
            <text:p>Ganymede</text:p>
          </table:table-cell>
          <table:table-cell office:value-type="float" office:value="1070000">
            <text:p>1070000</text:p>
          </table:table-cell>
          <table:table-cell office:value-type="float" office:value="7.155">
            <text:p>7.155</text:p>
          </table:table-cell>
          <table:table-cell office:value-type="float" office:value="0.002">
            <text:p>0.002</text:p>
          </table:table-cell>
          <table:table-cell office:value-type="float" office:value="5262">
            <text:p>5262</text:p>
          </table:table-cell>
        </table:table-row>
        <table:table-row table:style-name="ro1">
          <table:table-cell office:value-type="string">
            <text:p>Callisto</text:p>
          </table:table-cell>
          <table:table-cell office:value-type="float" office:value="1880000">
            <text:p>1880000</text:p>
          </table:table-cell>
          <table:table-cell office:value-type="float" office:value="16.689">
            <text:p>16.689</text:p>
          </table:table-cell>
          <table:table-cell office:value-type="float" office:value="0.008">
            <text:p>0.008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Leda</text:p>
          </table:table-cell>
          <table:table-cell office:value-type="float" office:value="11094000">
            <text:p>11094000</text:p>
          </table:table-cell>
          <table:table-cell office:value-type="float" office:value="238.72">
            <text:p>238.72</text:p>
          </table:table-cell>
          <table:table-cell office:value-type="float" office:value="0.15">
            <text:p>0.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Himalia</text:p>
          </table:table-cell>
          <table:table-cell office:value-type="float" office:value="11480000">
            <text:p>11480000</text:p>
          </table:table-cell>
          <table:table-cell office:value-type="float" office:value="250.57">
            <text:p>250.57</text:p>
          </table:table-cell>
          <table:table-cell office:value-type="float" office:value="0.16">
            <text:p>0.1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Lysithea</text:p>
          </table:table-cell>
          <table:table-cell office:value-type="float" office:value="11720000">
            <text:p>11720000</text:p>
          </table:table-cell>
          <table:table-cell office:value-type="float" office:value="259.22">
            <text:p>259.22</text:p>
          </table:table-cell>
          <table:table-cell office:value-type="float" office:value="0.11">
            <text:p>0.1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Elara</text:p>
          </table:table-cell>
          <table:table-cell office:value-type="float" office:value="11737000">
            <text:p>11737000</text:p>
          </table:table-cell>
          <table:table-cell office:value-type="float" office:value="259.65">
            <text:p>259.65</text:p>
          </table:table-cell>
          <table:table-cell office:value-type="float" office:value="0.21">
            <text:p>0.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ranke</text:p>
          </table:table-cell>
          <table:table-cell office:value-type="float" office:value="21200000">
            <text:p>21200000</text:p>
          </table:table-cell>
          <table:table-cell office:value-type="float" office:value="631">
            <text:p>631</text:p>
          </table:table-cell>
          <table:table-cell office:value-type="float" office:value="0.17">
            <text:p>0.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rme</text:p>
          </table:table-cell>
          <table:table-cell office:value-type="float" office:value="22600000">
            <text:p>22600000</text:p>
          </table:table-cell>
          <table:table-cell office:value-type="float" office:value="692">
            <text:p>692</text:p>
          </table:table-cell>
          <table:table-cell office:value-type="float" office:value="0.21">
            <text:p>0.2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asiphae</text:p>
          </table:table-cell>
          <table:table-cell office:value-type="float" office:value="23500000">
            <text:p>23500000</text:p>
          </table:table-cell>
          <table:table-cell office:value-type="float" office:value="735">
            <text:p>735</text:p>
          </table:table-cell>
          <table:table-cell office:value-type="float" office:value="0.38">
            <text:p>0.3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inope</text:p>
          </table:table-cell>
          <table:table-cell office:value-type="float" office:value="23700000">
            <text:p>23700000</text:p>
          </table:table-cell>
          <table:table-cell office:value-type="float" office:value="758">
            <text:p>758</text:p>
          </table:table-cell>
          <table:table-cell office:value-type="float" office:value="0.28">
            <text:p>0.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mas</text:p>
          </table:table-cell>
          <table:table-cell office:value-type="float" office:value="185500">
            <text:p>185500</text:p>
          </table:table-cell>
          <table:table-cell office:value-type="float" office:value="0.942">
            <text:p>0.942</text:p>
          </table:table-cell>
          <table:table-cell office:value-type="float" office:value="0.02">
            <text:p>0.0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Enceladus</text:p>
          </table:table-cell>
          <table:table-cell office:value-type="float" office:value="238000">
            <text:p>238000</text:p>
          </table:table-cell>
          <table:table-cell office:value-type="float" office:value="1.37">
            <text:p>1.37</text:p>
          </table:table-cell>
          <table:table-cell office:value-type="float" office:value="0.004">
            <text:p>0.004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Tethys</text:p>
          </table:table-cell>
          <table:table-cell office:value-type="float" office:value="294700">
            <text:p>294700</text:p>
          </table:table-cell>
          <table:table-cell office:value-type="float" office:value="1.888">
            <text:p>1.888</text:p>
          </table:table-cell>
          <table:table-cell office:value-type="float" office:value="0">
            <text:p>0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string">
            <text:p>Dione</text:p>
          </table:table-cell>
          <table:table-cell office:value-type="float" office:value="377400">
            <text:p>377400</text:p>
          </table:table-cell>
          <table:table-cell office:value-type="float" office:value="2.737">
            <text:p>2.737</text:p>
          </table:table-cell>
          <table:table-cell office:value-type="float" office:value="0.002">
            <text:p>0.002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Rhea</text:p>
          </table:table-cell>
          <table:table-cell office:value-type="float" office:value="527000">
            <text:p>527000</text:p>
          </table:table-cell>
          <table:table-cell office:value-type="float" office:value="4.518">
            <text:p>4.518</text:p>
          </table:table-cell>
          <table:table-cell office:value-type="float" office:value="0.001">
            <text:p>0.001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string">
            <text:p>Titan</text:p>
          </table:table-cell>
          <table:table-cell office:value-type="float" office:value="1222000">
            <text:p>1222000</text:p>
          </table:table-cell>
          <table:table-cell office:value-type="float" office:value="15.945">
            <text:p>15.945</text:p>
          </table:table-cell>
          <table:table-cell office:value-type="float" office:value="0.029">
            <text:p>0.029</text:p>
          </table:table-cell>
          <table:table-cell office:value-type="float" office:value="5150">
            <text:p>5150</text:p>
          </table:table-cell>
        </table:table-row>
        <table:table-row table:style-name="ro1">
          <table:table-cell office:value-type="string">
            <text:p>Hyperion</text:p>
          </table:table-cell>
          <table:table-cell office:value-type="float" office:value="1481000">
            <text:p>1481000</text:p>
          </table:table-cell>
          <table:table-cell office:value-type="float" office:value="21.277">
            <text:p>21.277</text:p>
          </table:table-cell>
          <table:table-cell office:value-type="float" office:value="0.104">
            <text:p>0.104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Iapetus</text:p>
          </table:table-cell>
          <table:table-cell office:value-type="float" office:value="3561000">
            <text:p>3561000</text:p>
          </table:table-cell>
          <table:table-cell office:value-type="float" office:value="79.331">
            <text:p>79.331</text:p>
          </table:table-cell>
          <table:table-cell office:value-type="float" office:value="0.028">
            <text:p>0.028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Phoebe</text:p>
          </table:table-cell>
          <table:table-cell office:value-type="float" office:value="12954000">
            <text:p>12954000</text:p>
          </table:table-cell>
          <table:table-cell office:value-type="float" office:value="550.45">
            <text:p>550.45</text:p>
          </table:table-cell>
          <table:table-cell office:value-type="float" office:value="0.163">
            <text:p>0.16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Miranda</text:p>
          </table:table-cell>
          <table:table-cell office:value-type="float" office:value="129900">
            <text:p>129900</text:p>
          </table:table-cell>
          <table:table-cell office:value-type="float" office:value="1.414">
            <text:p>1.414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Ariel</text:p>
          </table:table-cell>
          <table:table-cell office:value-type="float" office:value="190900">
            <text:p>190900</text:p>
          </table:table-cell>
          <table:table-cell office:value-type="float" office:value="2.52">
            <text:p>2.52</text:p>
          </table:table-cell>
          <table:table-cell office:value-type="float" office:value="0.003">
            <text:p>0.003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string">
            <text:p>Umbriel</text:p>
          </table:table-cell>
          <table:table-cell office:value-type="float" office:value="266000">
            <text:p>266000</text:p>
          </table:table-cell>
          <table:table-cell office:value-type="float" office:value="4.144">
            <text:p>4.144</text:p>
          </table:table-cell>
          <table:table-cell office:value-type="float" office:value="0.004">
            <text:p>0.004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string">
            <text:p>Titania</text:p>
          </table:table-cell>
          <table:table-cell office:value-type="float" office:value="436300">
            <text:p>436300</text:p>
          </table:table-cell>
          <table:table-cell office:value-type="float" office:value="8.706">
            <text:p>8.706</text:p>
          </table:table-cell>
          <table:table-cell office:value-type="float" office:value="0.002">
            <text:p>0.002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Oberon</text:p>
          </table:table-cell>
          <table:table-cell office:value-type="float" office:value="583400">
            <text:p>583400</text:p>
          </table:table-cell>
          <table:table-cell office:value-type="float" office:value="13.463">
            <text:p>13.463</text:p>
          </table:table-cell>
          <table:table-cell office:value-type="float" office:value="0.001">
            <text:p>0.001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 office:value-type="string">
            <text:p>Triton</text:p>
          </table:table-cell>
          <table:table-cell office:value-type="float" office:value="354800">
            <text:p>354800</text:p>
          </table:table-cell>
          <table:table-cell office:value-type="float" office:value="5.877">
            <text:p>5.877</text:p>
          </table:table-cell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string">
            <text:p>Nereid</text:p>
          </table:table-cell>
          <table:table-cell office:value-type="float" office:value="5513400">
            <text:p>5513400</text:p>
          </table:table-cell>
          <table:table-cell office:value-type="float" office:value="360.16">
            <text:p>360.16</text:p>
          </table:table-cell>
          <table:table-cell office:value-type="float" office:value="0.749">
            <text:p>0.74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haron</text:p>
          </table:table-cell>
          <table:table-cell office:value-type="float" office:value="19640">
            <text:p>19640</text:p>
          </table:table-cell>
          <table:table-cell office:value-type="float" office:value="6.387">
            <text:p>6.387</text:p>
          </table:table-cell>
          <table:table-cell office:value-type="float" office:value="0">
            <text:p>0</text:p>
          </table:table-cell>
          <table:table-cell office:value-type="float" office:value="1280">
            <text:p>128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06/18/2022</text:date>, <text:time>12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8T12:01:12.73</meta:creation-date>
    <dc:date>2022-06-18T12:55:03.77</dc:date>
    <meta:editing-duration>PT8M</meta:editing-duration>
    <meta:editing-cycles>1</meta:editing-cycles>
    <meta:document-statistic meta:table-count="3" meta:cell-count="170" meta:object-count="0"/>
    <meta:generator>OpenOffice/4.1.11$Win32 OpenOffice.org_project/4111m1$Build-9808</meta:generator>
  </office:meta>
</office:document-meta>
</file>